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000000" draw:marker-start-width="0.08cm" draw:marker-end="Arrowheads_20_1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000000" draw:marker-start-width="0.08cm" draw:marker-end="Arrowheads_20_2" draw:marker-end-width="0.18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04cm" fo:min-width="0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07cm" svg:stroke-color="#000000" draw:marker-start-width="0.23cm" draw:marker-end="Arrowheads_20_4" draw:marker-end-width="0.18cm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15cm" fo:min-width="0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704cm" fo:min-width="0.248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03cm" svg:stroke-color="#000000" draw:marker-start="Arrowheads_20_5" draw:marker-start-width="0.17cm" draw:marker-end-width="0.17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STD" svg:stroke-width="0.02cm" svg:stroke-color="#000000" draw:marker-start-width="0.155cm" draw:marker-end-width="0.155cm" svg:stroke-linecap="butt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1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Liberation Serif1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Liberation Serif1"/>
    </style:style>
    <style:style style:name="T1" style:family="text">
      <style:text-properties style:font-name="Liberation Serif1" fo:font-style="italic" style:font-style-asian="italic" style:font-style-complex="itali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4" style:family="text">
      <style:text-properties style:text-position="-8% 58%" style:font-name="Liberation Serif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4.2cm" svg:x2="1cm" svg:y2="0.5cm">
          <text:p/>
        </draw:line>
        <draw:line draw:style-name="gr2" draw:text-style-name="P1" draw:layer="layout" svg:x1="1cm" svg:y1="4.2cm" svg:x2="4.75cm" svg:y2="4.2cm">
          <text:p/>
        </draw:line>
        <draw:frame draw:style-name="gr3" draw:text-style-name="P3" draw:layer="layout" svg:width="0.886cm" svg:height="1.054cm" svg:x="4.114cm" svg:y="3.946cm">
          <draw:text-box>
            <text:p text:style-name="P2"><text:span text:style-name="T1">x</text:span></text:p>
          </draw:text-box>
        </draw:frame>
        <draw:frame draw:style-name="gr3" draw:text-style-name="P3" draw:layer="layout" svg:width="0.886cm" svg:height="1.054cm" svg:x="0.25cm" svg:y="-0.054cm">
          <draw:text-box>
            <text:p text:style-name="P2"><text:span text:style-name="T1">y</text:span></text:p>
          </draw:text-box>
        </draw:frame>
        <draw:frame draw:style-name="gr4" draw:text-style-name="P4" draw:layer="layout" svg:width="1.059cm" svg:height="1.054cm" svg:x="0.191cm" svg:y="3.896cm">
          <draw:text-box>
            <text:p><text:span text:style-name="T2">O</text:span></text:p>
          </draw:text-box>
        </draw:frame>
        <draw:line draw:style-name="gr5" draw:text-style-name="P1" draw:layer="layout" svg:x1="1cm" svg:y1="4.2cm" svg:x2="3.5cm" svg:y2="1.75cm">
          <text:p/>
        </draw:line>
        <draw:frame draw:style-name="gr6" draw:text-style-name="P3" draw:layer="layout" svg:width="1.132cm" svg:height="1.065cm" svg:x="3.236cm" svg:y="0.974cm">
          <draw:text-box>
            <text:p text:style-name="P2"><text:span text:style-name="T1">M</text:span></text:p>
          </draw:text-box>
        </draw:frame>
        <draw:frame draw:style-name="gr7" draw:text-style-name="P3" draw:layer="layout" svg:width="0.848cm" svg:height="1.054cm" draw:transform="rotate (0.76637407455071) translate (1.477cm 2.427cm)">
          <draw:text-box>
            <text:p text:style-name="P2"><text:span text:style-name="T1">r</text:span></text:p>
          </draw:text-box>
        </draw:frame>
        <draw:path draw:style-name="gr8" draw:text-style-name="P1" draw:layer="layout" svg:width="0.608cm" svg:height="0.527cm" draw:transform="rotate (-0.676664150998202) translate (1.816cm 3.407cm)" svg:viewBox="0 0 609 528" svg:d="M0 0c645 0 609 528 609 528">
          <text:p/>
        </draw:path>
        <draw:frame draw:style-name="gr7" draw:text-style-name="P3" draw:layer="layout" svg:width="0.848cm" svg:height="1.054cm" draw:transform="rotate (0.00226892802759263) translate (1.969cm 3.188cm)">
          <draw:text-box>
            <text:p text:style-name="P2"><text:span text:style-name="T3">φ</text:span></text:p>
          </draw:text-box>
        </draw:frame>
        <draw:line draw:style-name="gr9" draw:text-style-name="P1" draw:layer="layout" svg:x1="3.398cm" svg:y1="1.85cm" svg:x2="1cm" svg:y2="1.861cm">
          <text:p/>
        </draw:line>
        <draw:line draw:style-name="gr9" draw:text-style-name="P1" draw:layer="layout" svg:x1="3.398cm" svg:y1="1.85cm" svg:x2="3.416cm" svg:y2="4.2cm">
          <text:p/>
        </draw:line>
        <draw:frame draw:style-name="gr3" draw:text-style-name="P3" draw:layer="layout" svg:width="1.072cm" svg:height="1.054cm" svg:x="0.178cm" svg:y="1.213cm">
          <draw:text-box>
            <text:p text:style-name="P2"><text:span text:style-name="T1">y</text:span><text:span text:style-name="T4">0</text:span></text:p>
          </draw:text-box>
        </draw:frame>
        <draw:frame draw:style-name="gr3" draw:text-style-name="P3" draw:layer="layout" svg:width="1.072cm" svg:height="1.054cm" svg:x="2.927cm" svg:y="3.946cm">
          <draw:text-box>
            <text:p text:style-name="P2"><text:span text:style-name="T1">x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7 20 13" svg:d="M0 20l10-13 10 13z"/>
    <draw:marker draw:name="Arrowheads_20_6" draw:display-name="Arrowheads 6" svg:viewBox="0 826 1131 754" svg:d="M566 826l-566 754 114-85 136-68 148-46 161-17 161 13 153 46 140 68 118 89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9" draw:display-name="Arrowheads 9" svg:viewBox="0 0 3000 3000" svg:d="M1500 0l1500 3000h-3000zM1500 447l-1176 2353h2353z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ash_20_Dot" draw:display-name="Long Dash Dot" draw:style="rect" draw:dots1="1" draw:dots1-length="400%" draw:dots2="1" draw:dots2-length="100%" draw:distance="300%"/>
    <draw:stroke-dash draw:name="STD" draw:style="rect" draw:dots1="1" draw:dots1-length="400%" draw:distance="8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27.331007426</meta:creation-date>
    <dc:date>2022-04-19T20:20:59.782394468</dc:date>
    <meta:editing-duration>PT35M45S</meta:editing-duration>
    <meta:editing-cycles>4</meta:editing-cycles>
    <meta:generator>LibreOffice/7.3.2.2$Linux_X86_64 LibreOffice_project/30$Build-2</meta:generator>
    <meta:document-statistic meta:object-count="14"/>
  </office:meta>
</office:document-meta>
</file>